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2pt" fo:font-weight="normal" style:font-size-asian="10.5pt" style:font-weight-asian="normal" style:font-size-complex="12pt" style:font-weight-complex="normal"/>
    </style:style>
    <style:style style:name="P4" style:family="paragraph" style:parent-style-name="Standard">
      <style:text-properties style:font-name="Arial"/>
    </style:style>
    <style:style style:name="P5" style:family="paragraph" style:parent-style-name="Standard">
      <style:text-properties style:font-name="Arial" fo:font-size="12pt" fo:font-weight="normal" style:font-size-asian="10.5pt" style:font-weight-asian="normal" style:font-size-complex="12pt" style:font-weight-complex="normal"/>
    </style:style>
    <style:style style:name="P6"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7" style:family="paragraph" style:parent-style-name="Standard" style:list-style-name="L2">
      <style:text-properties style:font-name="Arial" fo:font-size="12pt" fo:font-weight="normal" style:font-size-asian="10.5pt" style:font-weight-asian="normal" style:font-size-complex="12pt" style:font-weight-complex="normal"/>
    </style:style>
    <style:style style:name="P8" style:family="paragraph" style:parent-style-name="Standard">
      <style:text-properties style:font-name="Arial" fo:font-size="15pt" fo:font-weight="bold" style:font-size-asian="15pt" style:font-weight-asian="bold" style:font-size-complex="15pt" style:font-weight-complex="bold"/>
    </style:style>
    <style:style style:name="P9" style:family="paragraph" style:parent-style-name="Standard">
      <style:paragraph-properties fo:break-before="page"/>
      <style:text-properties style:font-name="Arial"/>
    </style:style>
    <style:style style:name="P10" style:family="paragraph" style:parent-style-name="Standard">
      <style:paragraph-properties fo:break-before="page"/>
      <style:text-properties style:font-name="Arial" fo:font-size="20pt" fo:font-weight="bold" style:font-size-asian="20pt" style:font-weight-asian="bold" style:font-size-complex="20pt" style:font-weight-complex="bold"/>
    </style:style>
    <style:style style:name="T1" style:family="text">
      <style:text-properties fo:font-size="20pt" fo:font-weight="bold" style:font-size-asian="20pt" style:font-weight-asian="bold" style:font-size-complex="2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verture</text:p>
      <text:p text:style-name="P1"/>
      <text:p text:style-name="P9">Page de garde</text:p>
      <text:p text:style-name="P1"/>
      <text:p text:style-name="P9">Sommaire</text:p>
      <text:p text:style-name="P1"/>
      <text:p text:style-name="P1">Introduction</text:p>
      <text:p text:style-name="P1">Problématique</text:p>
      <text:p text:style-name="P1"/>
      <text:p text:style-name="P1">Lancement du projet</text:p>
      <text:p text:style-name="P1"><text:tab/>Scenario nominal / alternatif (avec acteur, objectif, etc.)</text:p>
      <text:p text:style-name="P1"><text:tab/>Analyse</text:p>
      <text:p text:style-name="P1"><text:tab/><text:tab/>Image</text:p>
      <text:p text:style-name="P1"><text:tab/><text:tab/>Architecture (client/serveur, MVC, Singleton)</text:p>
      <text:p text:style-name="P1"><text:tab/><text:tab/>Normes de développement</text:p>
      <text:p text:style-name="P1"><text:tab/><text:tab/>UML</text:p>
      <text:p text:style-name="P1"><text:tab/><text:tab/>Chiffrage</text:p>
      <text:p text:style-name="P1"><text:tab/>Choix de solutions</text:p>
      <text:p text:style-name="P1"><text:tab/><text:tab/>Bibliothèque (Bathik, Swing, Junit)</text:p>
      <text:p text:style-name="P1"><text:tab/><text:tab/>Outils</text:p>
      <text:p text:style-name="P1"/>
      <text:p text:style-name="P1">Développement</text:p>
      <text:p text:style-name="P1"><text:tab/>Formation</text:p>
      <text:p text:style-name="P1"><text:tab/>Client</text:p>
      <text:p text:style-name="P1"><text:tab/><text:tab/>IHM</text:p>
      <text:p text:style-name="P1"><text:tab/><text:tab/>Fonctionnalités</text:p>
      <text:p text:style-name="P1"><text:tab/>Réseau</text:p>
      <text:p text:style-name="P1"><text:tab/><text:tab/>Protocole</text:p>
      <text:p text:style-name="P1"><text:tab/><text:tab/>Client/Serveur</text:p>
      <text:p text:style-name="P1"><text:tab/><text:tab/>Sécurité</text:p>
      <text:p text:style-name="P1"><text:tab/>Recettage<text:tab/></text:p>
      <text:p text:style-name="P1"><text:tab/><text:tab/>Tests fonctionnels</text:p>
      <text:p text:style-name="P1"><text:tab/><text:tab/>Retour sur recette</text:p>
      <text:p text:style-name="P1"/>
      <text:p text:style-name="P1">Gestion de projet</text:p>
      <text:p text:style-name="P1"><text:tab/>Réunions</text:p>
      <text:p text:style-name="P1"><text:tab/>Planning</text:p>
      <text:p text:style-name="P1"><text:tab/>Livrable</text:p>
      <text:p text:style-name="P1"><text:tab/></text:p>
      <text:p text:style-name="P1">Bilan</text:p>
      <text:p text:style-name="P1"><text:tab/>Bilan sur le projet</text:p>
      <text:p text:style-name="P1"><text:tab/>Bilan technique</text:p>
      <text:p text:style-name="P1"><text:tab/>Bilan humain</text:p>
      <text:p text:style-name="P1"/>
      <text:p text:style-name="P1">Conclusion</text:p>
      <text:p text:style-name="P1"/>
      <text:p text:style-name="P1">Lexique</text:p>
      <text:p text:style-name="P1">Annexe</text:p>
      <text:p text:style-name="P9"><text:span text:style-name="T1">Introduction</text:span></text:p>
      <text:p text:style-name="P1"/>
      <text:p text:style-name="P1">Dans le cadre du premier semestre du Master 1 Informatique de l'Université d'Angers, nous avons été amenés à réaliser un projet rattachés à deux unités d'enseignement : Génie Logiciel et Réseau. Le projet en question était de réaliser un logiciel permettant d'effectuer du dessin collaboratif. On entend par là un logiciel permettant à plusieurs utilisateurs de coopérer pour la réalisation d'un dessin.</text:p>
      <text:p text:style-name="P1"/>
      <text:p text:style-name="P1">Étant rattaché à deux matières, ce projet induit deux aspects importants : </text:p>
      <text:p text:style-name="P1"><text:tab/>-L'aspect Génie Logiciel, regroupant plusieurs procédés tels que l'analyse des besoins, l'estimation du temps requis, la structuration des tâches, le management des différents éléments de l'équipe, etc.</text:p>
      <text:p text:style-name="P1"><text:tab/></text:p>
      <text:p text:style-name="P1"><text:tab/>-L'aspect Réseau, regroupant de manière plus technique l'implémentation d'un protocole visant à faire communiquer plusieurs instance du logiciel entre eux, l'architecture réseau utilisé, la sécurité mise en œuvre, etc.</text:p>
      <text:p text:style-name="P1"/>
      <text:p text:style-name="P1">Dans le but de fournir une solution convenable et en adéquation avec les consignes du sujets, nous avons suivi une suite d'étape qui seront expliquée dans ce rapport. Dans un premier temps, nous expliquerons l'analyse effectuée avant le développement de notre application, puis la façon dont nous l'avons développer pour finalement expliquer les méthodes utilisées pour le management et la bonne tenue du projet. &lt;a revoir&gt;</text:p>
      <text:p text:style-name="P1"/>
      <text:p text:style-name="P2">Problématique</text:p>
      <text:p text:style-name="P3"/>
      <text:p text:style-name="P3">Tout au long de ce projet, nous avons été confronté à des choix de méthodes, d'implémentation, de structuration. La problématique de notre projet est donc :</text:p>
      <text:p text:style-name="P3"/>
      <text:p text:style-name="P3"><text:tab/>Comment réaliser un projet tout en utilisant des méthodes adaptées à sa bonne réalisation ?</text:p>
      <text:p text:style-name="P3"/>
      <text:p text:style-name="P10">Lancement du projet</text:p>
      <text:p text:style-name="P3"/>
      <text:p text:style-name="P3">Définition d'un scénario nominal et alternatif</text:p>
      <text:p text:style-name="P3"/>
      <text:p text:style-name="P3">Dans le cadre de ce projet et notamment de son analyse, nous avons défini un scénario nominal, expliquant l'utilisation normale du logiciel par des utilisateurs avertis, puis un scénario alternatif, décrivant de quelle façon seront gérés certains cas évident comme la déconnexion. </text:p>
      <text:p text:style-name="P3"/>
      <text:p text:style-name="P3">Scénario nominal</text:p>
      <text:p text:style-name="P3"/>
      <text:list xml:id="list2042337161" text:style-name="L1">
        <text:list-item>
          <text:p text:style-name="P6">Le super-utilisateur lance le serveur.</text:p>
        </text:list-item>
        <text:list-item>
          <text:p text:style-name="P6">Deux utilisateur A et B se connectent sur le serveur.</text:p>
        </text:list-item>
        <text:list-item>
          <text:p text:style-name="P6">A et B choisissent un salon pour participer de manière collaborative au dessin.</text:p>
        </text:list-item>
        <text:list-item>
          <text:p text:style-name="P6">A ayant rejoins en premier le salon à la main. Il dessine quelques formes.</text:p>
        </text:list-item>
        <text:list-item>
          <text:p text:style-name="P6">B demande la main.</text:p>
        </text:list-item>
        <text:list-item>
          <text:p text:style-name="P6">Lorsque A décide de lâcher la main, B récupère la main et peut maintenant dessiner.</text:p>
        </text:list-item>
        <text:list-item>
          <text:p text:style-name="P6">A et B enregistrent le dessin sur leur machine (au format .jpeg ou .svg).</text:p>
        </text:list-item>
        <text:list-item>
          <text:p text:style-name="P6">A et B se déconnectent.</text:p>
        </text:list-item>
      </text:list>
      <text:p text:style-name="P3"/>
      <text:p text:style-name="P3">Scénario alternatif</text:p>
      <text:list xml:id="list1347358548" text:style-name="L2">
        <text:list-item>
          <text:p text:style-name="P7">Le super-utilisateur lance le serveur</text:p>
        </text:list-item>
        <text:list-item>
          <text:p text:style-name="P7">Deux utilisateur A et B se connectent sur le serveur.</text:p>
        </text:list-item>
        <text:list-item>
          <text:p text:style-name="P7">A et B choisissent un salon pour participer de manière collaborative au dessin.</text:p>
        </text:list-item>
        <text:list-item>
          <text:p text:style-name="P7">A, ayant rejoins en premier le salon, à la main et décide d'importer un dessin au format .svg. Puis il dessine quelques formes.</text:p>
        </text:list-item>
        <text:list-item>
          <text:p text:style-name="P7">A perds sa connexion internet.</text:p>
        </text:list-item>
        <text:list-item>
          <text:p text:style-name="P7">La main passe automatiquement à B qui est alors le seul utilisateur encore présent dans ce salon.</text:p>
        </text:list-item>
        <text:list-item>
          <text:p text:style-name="P7">B enregistre le dessin sur sa machine.</text:p>
        </text:list-item>
        <text:list-item>
          <text:p text:style-name="P7">B se déconnecte.</text:p>
        </text:list-item>
      </text:list>
      <text:p text:style-name="P3"/>
      <text:p text:style-name="P3">Bien qu'il existe de nombreux autres cas comme par exemple la succession de demande de prise de main, la perte de connexion de tous les utilisateurs, etc. ces deux scénarios résument de manière simple et compréhensible les attentes en terme de fonctionnalités de notre application.</text:p>
      <text:p text:style-name="P10">Analyse</text:p>
      <text:p text:style-name="P3"/>
      <text:p text:style-name="P3">Une fois les objectifs fixés, nous avons commencé à réfléchir à ce dont nous aurions besoin pour notre projet ainsi que la façon dont nous allions le structure.</text:p>
      <text:p text:style-name="P3"/>
      <text:p text:style-name="P8">Image</text:p>
      <text:p text:style-name="P3">Dans un premier temps, nous avons réfléchi à la façon de stocker les images qui seront utilisées par notre application. Nous avons opté pour le dessin vectoriel et plus particulièrement pour le svg, format qui permet d'enregistrer un dessin vectoriel en xml. Cette solution permet notamment d'utiliser une syntaxe claire pour représenter le dessin. En effet, chaque forme correspond à une balise et il sera donc aisé de rajouter et modifier des formes.</text:p>
      <text:p text:style-name="P3"/>
      <text:p text:style-name="P3">Nous avons aussi pensé qu'il serait bon que l'utilisateur puisse exporter son image sous un autre format plus commun comme jpeg par exemple.</text:p>
      <text:p text:style-name="P3"/>
      <text:p text:style-name="P8">Architecture</text:p>
      <text:p text:style-name="P3">Après avoir analysé et débattu sur le sujet, nous avons défini que l'application suivrait l'architecture Client/Serveur. En effet, cette architecture permet de centraliser dans un seul serveur toutes les données nécessaires au(x) client(s). Cette centralisation nous permettra de stocker en un point les images de manière à ce que tous les clients puissent y accéder sans avoir à questionner les autres clients.</text:p>
      <text:p text:style-name="P3"/>
      <text:p text:style-name="P3">Cette architecture sera couplée, pour le côté Client à une architecture MVC, qui est un design pattern particulièrement adapté à l'élaboration d'application ayant un aspect graphique. Cette architecture sépare le Client en 3 parties : le modèle, qui contient les données de l'application, la vue, qui correspond à l'affichage de l'application et le contrôleur, qui effectue les modifications de la vue et du modèle lorsque l'utilisateur interagit avec la vue.</text:p>
      <text:p text:style-name="P3"/>
      <text:p text:style-name="P3">Dans le cas d'un couplage avec une architecture Client/Serveur, le contrôleur agira sur le modèle et la vue comme l'impose l'architecture MVC mais agira aussi sur le serveur en envoyant des messages en fonctions des actions de l'utilisateur sur la vue. A l'inverse, lorsque le serveur communique avec le client, il s'occupera de modifier les données et de mettre à jour la vue en conséquence.</text:p>
      <text:p text:style-name="P3"/>
      <text:p text:style-name="P3">Finalement, nous avons opté pour le design pattern Singleton pour plusieurs de nos composants. En effet, celui-ci permet de s'assurer que, pour une classe l'implémentant, on ne puisse avoir qu'une seule instance de celle-ci. L'utilisation de ce design pattern nous permet ainsi de s'assurer qu'il n'existera qu'une seule instance des composants graphique et du modèle pour un même client. </text:p>
      <text:p text:style-name="P3"/>
      <text:p text:style-name="P3">Par exemple, lorsque l'utilisateur ouvrira pour la première fois la fenêtre d'aide, celle-ci sera instanciée et affiché. Si l'utilisateur décide de fermer cette fenêtre puis de la rouvrir plus tard, il s'agira de la même instance car elle a été conservé grâce au Singleton. Cela permet de nous assurer notamment que, chaque fois que l'utilisateur ouvre la fenêtre d'aide, il ne soit pas créer une nouvelle instance de la fenêtre qui ne sera ensuite plus jamais utilisée.</text:p>
      <text:p text:style-name="P3"/>
      <text:p text:style-name="P8">Normes de developpement</text:p>
      <text:p text:style-name="P3">Nous avons aussi mis en avant quelques normes de développement. En premier lieu, <text:soft-page-break/>nous avons décidé de centraliser les différentes constantes comme les chaînes de caractère utilisées pour les titres, les menu, les messages d'erreur. Ainsi, la modification des texte de l'application est simplifiée par le fait que tous les messages se trouvent au même endroit. Cependant, nous avons aussi du faire attention à n'utiliser les constantes que si leur utilisation concordait. Par exemple, deux boutons peuvent utiliser la chaîne « Valider » mais il faut être certains que leur comportement est le même car en cas de modification, l'application pourrait ne plus être cohérente.</text:p>
      <text:p text:style-name="P3"/>
      <text:p text:style-name="P3">Ensuite, nous avons décider de procéder à un découpage strict des fonctions de l'application : Un composant graphique correspond à une classe. Le listener de ce composant correspond à une autre classe et n'est pas interne au composant afin de bien séparer l'aspect Contrôleur et l'aspect Vue. De façon à bien représenter cette séparation, nous avons ordonné nos packages de la façon suivante : </text:p>
      <text:p text:style-name="P3"/>
      <text:p text:style-name="P3">-Un composant graphique se trouvera dans le package « dessin.collaboratif.view.component ». Cette hiérarchie est poursuivie par le type de composant. Ainsi, le bouton « Quitter » du menu se trouvera dans « dessin.collaboratif.view.component.menu.item »</text:p>
      <text:p text:style-name="P3">-Un contrôleur aura toujours la même hiérarchie de package que le composant auquel il est rattaché, à ceci près que le package view est remplacé par le package controller. Pour l'exemple précédent, la classe permettant d'écouter le clic sur le bouton quitter se trouvera dans « dessin.collaboratif.controller.components.menu.item »</text:p>
      <text:p text:style-name="P3">-Une classe JUnit permettant de tester les fonctionnalités d'un composants se trouvera de la même façon dans un package test. Toujours pour l'exemple précédent, une classe JUnit permettant de tester la fonction quitter se trouvera dans « dessin.collaboratif.test.components.menu.item »</text:p>
      <text:p text:style-name="P3">-Les classes correspondant aux données seront situé dans « dessin.collaboratif.model », néanmoins, les données étant communes à tous les composants, la suite de la hiérarchie est différentes des composants qui l'utilisent.</text:p>
      <text:p text:style-name="P3">-La classe GeneralVariables contenant toutes les constantes ainsi que les différentes énumération se trouveront dans « dessin.collaboratif.misc »</text:p>
      <text:p text:style-name="P3"/>
      <text:p text:style-name="P3">Finalement, alors que l’arborescence de « dessin.collaboratif » correspond au client, le package « server » correspond au server. Le dernier package « launcher » est le lien entre les deux packages précédent et fournit des classes permettant de lancer le client, le serveur ou les deux.</text:p>
      <text:p text:style-name="P3"/>
      <text:p text:style-name="P3">Bien que cette hiérarchie puisse sembler laborieuse, elle permet très facilement de comprendre la fonction de la classe en question par rapport à l'endroit où elle se situe et l'affichage hiérarchique que fournit la plupart des IDE comme Eclipse permet de s'y déplacer facilement.</text:p>
      <text:p text:style-name="P3"/>
      <text:p text:style-name="P3"/>
      <text:p text:style-name="P8">UML</text:p>
      <text:p text:style-name="P3">Afin de donner un cadre au projet, nous avons mis en place un UML pour représenter la hiérarchie des classes ainsi que leur utilisation entre elles. Grâce à la hiérarchie des packages expliqué plus tôt, il faut très simple de comprendre les dépendances entre les classe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4-12-02T11:32:47</meta:creation-date>
    <meta:generator>LibreOffice/3.5$Linux_x86 LibreOffice_project/350m1$Build-2</meta:generator>
    <dc:date>2014-12-05T12:38:56</dc:date>
    <dc:creator>Compte etudiant</dc:creator>
    <meta:editing-duration>PT3H34M3S</meta:editing-duration>
    <meta:editing-cycles>129</meta:editing-cycles>
    <meta:document-statistic meta:table-count="0" meta:image-count="0" meta:object-count="0" meta:page-count="7" meta:paragraph-count="95" meta:word-count="1528" meta:character-count="9840" meta:non-whitespace-character-count="8370"/>
  </office:meta>
</office:document-meta>
</file>